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5-01-02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4-01-25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3-01-1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1-12-2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0-12-2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20-01-0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19-01-1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18-01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554097320101</text:p>
          </table:table-cell>
          <table:table-cell office:value-type="string" calcext:value-type="string">
            <text:p>2017-01-11 15:5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